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8.861cm"/>
    </style:style>
    <style:style style:name="gr4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6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76cm"/>
      <style:paragraph-properties style:writing-mode="lr-tb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596cm"/>
    </style:style>
    <style:style style:name="gr12" style:family="graphic" style:parent-style-name="standard">
      <style:graphic-properties draw:stroke="none" svg:stroke-color="#000000" draw:fill="none" draw:fill-color="#ffffff" fo:min-height="0.4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223cm" fo:min-width="1.596cm"/>
    </style:style>
    <style:style style:name="gr15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85cm" svg:y1="8.937cm" svg:x2="7.985cm" svg:y2="8.302cm">
          <text:p/>
        </draw:line>
        <draw:line draw:style-name="gr2" draw:text-style-name="P1" draw:layer="layout" svg:x1="5.236cm" svg:y1="8.937cm" svg:x2="5.236cm" svg:y2="5.968cm">
          <text:p/>
        </draw:line>
        <draw:line draw:style-name="gr1" draw:text-style-name="P1" draw:layer="layout" svg:x1="3.64cm" svg:y1="7.985cm" svg:x2="6.18cm" svg:y2="7.985cm">
          <text:p/>
        </draw:line>
        <draw:line draw:style-name="gr2" draw:text-style-name="P1" draw:layer="layout" svg:x1="7.885cm" svg:y1="6.926cm" svg:x2="7.885cm" svg:y2="5.962cm">
          <text:p/>
        </draw:line>
        <draw:line draw:style-name="gr1" draw:text-style-name="P1" draw:layer="layout" svg:x1="12.747cm" svg:y1="4.175cm" svg:x2="12.747cm" svg:y2="2.587cm">
          <text:p/>
        </draw:line>
        <draw:custom-shape draw:style-name="gr3" draw:text-style-name="P2" draw:layer="layout" svg:width="9.361cm" svg:height="1.504cm" svg:x="1.481cm" svg:y="1.43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703cm" svg:height="1.523cm" svg:x="1.329cm" svg:y="1.536cm">
          <draw:text-box>
            <text:p><text:span text:style-name="T1">cons: ... <text:s text:c="12"/>cdr: … <text:s text:c="15"/>z: </text:span></text:p>
            <text:p><text:span text:style-name="T1">car: ... <text:s text:c="15"/>set-car!: ...</text:span></text:p>
            <text:p><text:span text:style-name="T1">x: <text:s text:c="22"/>set-cdr!: …</text:span></text:p>
            <text:p><text:span text:style-name="T1"><text:s text:c="26"/></text:span><text:span text:style-name="T1">set!: ...</text:span></text:p>
          </draw:text-box>
        </draw:frame>
        <draw:custom-shape draw:style-name="gr5" draw:text-style-name="P2" draw:layer="layout" svg:width="2.096cm" svg:height="2.108cm" svg:x="3.971cm" svg:y="3.8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3.222cm" svg:y="3.806cm">
          <draw:text-box>
            <text:p><text:span text:style-name="T2">E1</text:span></text:p>
          </draw:text-box>
        </draw:frame>
        <draw:line draw:style-name="gr2" draw:text-style-name="P1" draw:layer="layout" svg:x1="4.936cm" svg:y1="3.869cm" svg:x2="4.936cm" svg:y2="2.905cm">
          <text:p/>
        </draw:line>
        <draw:frame draw:style-name="gr7" draw:text-style-name="P4" draw:layer="layout" svg:width="1.917cm" svg:height="1.626cm" svg:x="3.845cm" svg:y="3.994cm">
          <draw:text-box>
            <text:p><text:span text:style-name="T2">x:17</text:span></text:p>
            <text:p><text:span text:style-name="T2">y:2</text:span></text:p>
            <text:p><text:span text:style-name="T2">set-x!: ...</text:span></text:p>
            <text:p><text:span text:style-name="T2">set-y!: ...</text:span></text:p>
            <text:p><text:span text:style-name="T2">dispatch: ...</text:span></text:p>
          </draw:text-box>
        </draw:frame>
        <draw:custom-shape draw:style-name="gr8" draw:text-style-name="P2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.531cm" svg:y1="5.101cm" svg:x2="1.531cm" svg:y2="6.134cm">
          <text:p/>
        </draw:line>
        <draw:line draw:style-name="gr2" draw:text-style-name="P1" draw:layer="layout" svg:x1="1.949cm" svg:y1="4.81cm" svg:x2="3.536cm" svg:y2="4.81cm">
          <text:p/>
        </draw:line>
        <draw:line draw:style-name="gr1" draw:text-style-name="P1" draw:layer="layout" svg:x1="1.949cm" svg:y1="5.127cm" svg:x2="1.949cm" svg:y2="4.81cm">
          <text:p/>
        </draw:line>
        <draw:line draw:style-name="gr9" draw:text-style-name="P1" draw:layer="layout" svg:x1="1.831cm" svg:y1="2.701cm" svg:x2="1.831cm" svg:y2="4.81cm">
          <text:p/>
        </draw:line>
        <draw:frame draw:style-name="gr10" draw:text-style-name="P5" draw:layer="layout" svg:width="2.122cm" svg:height="0.963cm" svg:x="1.1cm" svg:y="6.069cm">
          <draw:text-box>
            <text:p><text:span text:style-name="T3">Parameters: m</text:span></text:p>
            <text:p><text:span text:style-name="T3">Body: ...</text:span></text:p>
          </draw:text-box>
        </draw:frame>
        <draw:custom-shape draw:style-name="gr5" draw:text-style-name="P2" draw:layer="layout" svg:width="2.096cm" svg:height="2.108cm" svg:x="6.972cm" svg:y="3.84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6.223cm" svg:y="3.807cm">
          <draw:text-box>
            <text:p><text:span text:style-name="T2">E2</text:span></text:p>
          </draw:text-box>
        </draw:frame>
        <draw:line draw:style-name="gr2" draw:text-style-name="P1" draw:layer="layout" svg:x1="7.937cm" svg:y1="3.87cm" svg:x2="7.937cm" svg:y2="2.906cm">
          <text:p/>
        </draw:line>
        <draw:frame draw:style-name="gr7" draw:text-style-name="P4" draw:layer="layout" svg:width="1.917cm" svg:height="1.626cm" svg:x="6.846cm" svg:y="3.995cm">
          <draw:text-box>
            <text:p><text:span text:style-name="T2">x:x</text:span></text:p>
            <text:p><text:span text:style-name="T2">y:x</text:span></text:p>
            <text:p><text:span text:style-name="T2">set-x!: ...</text:span></text:p>
            <text:p><text:span text:style-name="T2">set-y!: ...</text:span></text:p>
            <text:p><text:span text:style-name="T2">dispatch: ...</text:span></text:p>
          </draw:text-box>
        </draw:frame>
        <draw:custom-shape draw:style-name="gr8" draw:text-style-name="P2" draw:layer="layout" svg:width="0.409cm" svg:height="0.409cm" svg:x="9.80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409cm" svg:height="0.409cm" svg:x="10.21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003cm" svg:y1="4.783cm" svg:x2="10.003cm" svg:y2="5.816cm">
          <text:p/>
        </draw:line>
        <draw:line draw:style-name="gr2" draw:text-style-name="P1" draw:layer="layout" svg:x1="10.425cm" svg:y1="4.175cm" svg:x2="9.155cm" svg:y2="4.175cm">
          <text:p/>
        </draw:line>
        <draw:line draw:style-name="gr1" draw:text-style-name="P1" draw:layer="layout" svg:x1="10.421cm" svg:y1="4.809cm" svg:x2="10.421cm" svg:y2="4.175cm">
          <text:p/>
        </draw:line>
        <draw:frame draw:style-name="gr10" draw:text-style-name="P5" draw:layer="layout" svg:width="2.122cm" svg:height="0.963cm" svg:x="9.572cm" svg:y="5.751cm">
          <draw:text-box>
            <text:p><text:span text:style-name="T3">Parameters: m</text:span></text:p>
            <text:p><text:span text:style-name="T3">Body: ...</text:span></text:p>
          </draw:text-box>
        </draw:frame>
        <draw:line draw:style-name="gr1" draw:text-style-name="P1" draw:layer="layout" svg:x1="6.08cm" svg:y1="1.852cm" svg:x2="10.207cm" svg:y2="1.852cm">
          <text:p/>
        </draw:line>
        <draw:line draw:style-name="gr9" draw:text-style-name="P1" draw:layer="layout" svg:x1="10.203cm" svg:y1="1.864cm" svg:x2="10.203cm" svg:y2="3.845cm">
          <text:p/>
        </draw:line>
        <draw:custom-shape draw:style-name="gr11" draw:text-style-name="P2" draw:layer="layout" svg:width="2.096cm" svg:height="0.838cm" svg:x="11.938cm" svg:y="3.95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917cm" svg:height="0.684cm" svg:x="11.812cm" svg:y="3.909cm">
          <draw:text-box>
            <text:p><text:span text:style-name="T2">z:z </text:span></text:p>
          </draw:text-box>
        </draw:frame>
        <draw:frame draw:style-name="gr6" draw:text-style-name="P4" draw:layer="layout" svg:width="1.444cm" svg:height="0.742cm" svg:x="11.177cm" svg:y="3.914cm">
          <draw:text-box>
            <text:p><text:span text:style-name="T2">E3</text:span></text:p>
          </draw:text-box>
        </draw:frame>
        <draw:frame draw:style-name="gr13" draw:text-style-name="P5" draw:layer="layout" svg:width="2.122cm" svg:height="0.635cm" svg:x="11.913cm" svg:y="4.81cm">
          <draw:text-box>
            <text:p><text:span text:style-name="T3">Call to cdr</text:span></text:p>
          </draw:text-box>
        </draw:frame>
        <draw:line draw:style-name="gr2" draw:text-style-name="P1" draw:layer="layout" svg:x1="12.747cm" svg:y1="2.587cm" svg:x2="10.842cm" svg:y2="2.587cm">
          <text:p/>
        </draw:line>
        <draw:custom-shape draw:style-name="gr11" draw:text-style-name="P2" draw:layer="layout" svg:width="2.096cm" svg:height="0.838cm" svg:x="6.958cm" svg:y="6.761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917cm" svg:height="0.684cm" svg:x="6.832cm" svg:y="6.715cm">
          <draw:text-box>
            <text:p><text:span text:style-name="T2">m: ‘cdr </text:span></text:p>
          </draw:text-box>
        </draw:frame>
        <draw:frame draw:style-name="gr6" draw:text-style-name="P4" draw:layer="layout" svg:width="0.953cm" svg:height="0.742cm" svg:x="6.197cm" svg:y="6.72cm">
          <draw:text-box>
            <text:p><text:span text:style-name="T2">E4</text:span></text:p>
          </draw:text-box>
        </draw:frame>
        <draw:frame draw:style-name="gr13" draw:text-style-name="P5" draw:layer="layout" svg:width="2.122cm" svg:height="0.635cm" svg:x="6.933cm" svg:y="7.616cm">
          <draw:text-box>
            <text:p><text:span text:style-name="T3">Call to dispatch</text:span></text:p>
          </draw:text-box>
        </draw:frame>
        <draw:custom-shape draw:style-name="gr14" draw:text-style-name="P2" draw:layer="layout" svg:width="2.096cm" svg:height="1.473cm" svg:x="1.644cm" svg:y="7.14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0.895cm" svg:y="7.113cm">
          <draw:text-box>
            <text:p><text:span text:style-name="T2">E5</text:span></text:p>
          </draw:text-box>
        </draw:frame>
        <draw:frame draw:style-name="gr15" draw:text-style-name="P4" draw:layer="layout" svg:width="2.339cm" svg:height="1.001cm" svg:x="1.518cm" svg:y="7.301cm">
          <draw:text-box>
            <text:p><text:span text:style-name="T2">z:x</text:span></text:p>
            <text:p><text:span text:style-name="T2">new-value: 17</text:span></text:p>
          </draw:text-box>
        </draw:frame>
        <draw:frame draw:style-name="gr13" draw:text-style-name="P5" draw:layer="layout" svg:width="2.122cm" svg:height="0.635cm" svg:x="1.635cm" svg:y="8.62cm">
          <draw:text-box>
            <text:p><text:span text:style-name="T3">Call to set-car!</text:span></text:p>
          </draw:text-box>
        </draw:frame>
        <draw:line draw:style-name="gr2" draw:text-style-name="P1" draw:layer="layout" svg:x1="6.18cm" svg:y1="7.996cm" svg:x2="6.18cm" svg:y2="2.905cm">
          <text:p/>
        </draw:line>
        <draw:custom-shape draw:style-name="gr14" draw:text-style-name="P2" draw:layer="layout" svg:width="2.096cm" svg:height="1.473cm" svg:x="4.289cm" svg:y="8.6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3.64cm" svg:y="8.62cm">
          <draw:text-box>
            <text:p><text:span text:style-name="T2">E6</text:span></text:p>
          </draw:text-box>
        </draw:frame>
        <draw:frame draw:style-name="gr15" draw:text-style-name="P4" draw:layer="layout" svg:width="2.339cm" svg:height="1.001cm" svg:x="4.163cm" svg:y="8.708cm">
          <draw:text-box>
            <text:p><text:span text:style-name="T2">m: ’set-car!</text:span></text:p>
          </draw:text-box>
        </draw:frame>
        <draw:frame draw:style-name="gr13" draw:text-style-name="P5" draw:layer="layout" svg:width="2.122cm" svg:height="0.635cm" svg:x="4.28cm" svg:y="10.127cm">
          <draw:text-box>
            <text:p><text:span text:style-name="T3">Call to dispatch</text:span></text:p>
          </draw:text-box>
        </draw:frame>
        <draw:custom-shape draw:style-name="gr14" draw:text-style-name="P2" draw:layer="layout" svg:width="2.096cm" svg:height="1.473cm" svg:x="7.089cm" svg:y="8.65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4cm" svg:height="0.742cm" svg:x="6.44cm" svg:y="8.62cm">
          <draw:text-box>
            <text:p><text:span text:style-name="T2">E7</text:span></text:p>
          </draw:text-box>
        </draw:frame>
        <draw:frame draw:style-name="gr15" draw:text-style-name="P4" draw:layer="layout" svg:width="2.339cm" svg:height="1.001cm" svg:x="6.963cm" svg:y="8.708cm">
          <draw:text-box>
            <text:p><text:span text:style-name="T2">v:17</text:span></text:p>
          </draw:text-box>
        </draw:frame>
        <draw:frame draw:style-name="gr13" draw:text-style-name="P5" draw:layer="layout" svg:width="2.122cm" svg:height="0.635cm" svg:x="7.28cm" svg:y="10.127cm">
          <draw:text-box>
            <text:p><text:span text:style-name="T3">Call to set-x!</text:span></text:p>
          </draw:text-box>
        </draw:frame>
        <draw:line draw:style-name="gr1" draw:text-style-name="P1" draw:layer="layout" svg:x1="7.985cm" svg:y1="8.302cm" svg:x2="5.762cm" svg:y2="8.302cm">
          <text:p/>
        </draw:line>
        <draw:line draw:style-name="gr2" draw:text-style-name="P1" draw:layer="layout" svg:x1="5.75cm" svg:y1="8.302cm" svg:x2="5.75cm" svg:y2="5.96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30T02:27:07.294994291</dc:date>
    <meta:editing-duration>PT1H45M2S</meta:editing-duration>
    <meta:editing-cycles>16</meta:editing-cycles>
    <meta:generator>LibreOffice/7.4.7.2$Linux_X86_64 LibreOffice_project/40$Build-2</meta:generator>
    <meta:document-statistic meta:object-count="54"/>
  </office:meta>
</office:document-meta>
</file>